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18cm" svg:height="9.461cm" svg:x="2.036cm" svg:y="1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21cm" svg:height="1.321cm" svg:x="3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3.932cm" svg:y="4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3.932cm" svg:y="7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3.932cm" svg:y="9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5.432cm" svg:y="6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7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9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8.432cm" svg:y="9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9.932cm" svg:y="6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9.932cm" svg:y="9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9-03T19:35:44.435308632</dc:date>
    <dc:creator>elucterio </dc:creator>
    <meta:editing-duration>P3DT8M32S</meta:editing-duration>
    <meta:editing-cycles>15</meta:editing-cycles>
    <meta:generator>LibreOffice/4.2.8.2$Linux_X86_64 LibreOffice_project/420m0$Build-2</meta:generator>
    <meta:document-statistic meta:object-count="43"/>
  </office:meta>
</office:document-meta>
</file>